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able1" style:family="table">
      <style:table-properties table:align="left" style:width="15.928cm" fo:margin-left="0cm"/>
    </style:style>
    <style:style style:name="Column1" style:family="table-column">
      <style:table-column-properties style:column-width="5.309cm"/>
    </style:style>
    <style:style style:name="Column2" style:family="table-column">
      <style:table-column-properties style:column-width="5.309cm"/>
    </style:style>
    <style:style style:name="Column3" style:family="table-column">
      <style:table-column-properties style:column-width="5.30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"/>
          </table:table-cell>
          <table:table-cell table:style-name="Cell2">
            <text:p text:style-name="P3"><text:span text:style-name="T3_1">Decorator</text:span></text:p>
          </table:table-cell>
          <table:table-cell table:style-name="Cell3">
            <text:p text:style-name="P4"><text:span text:style-name="T4_1">Strategy</text:span></text:p>
          </table:table-cell>
        </table:table-row>
        <table:table-row table:style-name="Row2">
          <table:table-cell table:style-name="Cell4">
            <text:p text:style-name="P5"><text:span text:style-name="T5_1">Facilidad</text:span><text:span text:style-name="T5_2"><text:s/></text:span><text:span text:style-name="T5_3">para</text:span><text:span text:style-name="T5_4"><text:s/></text:span><text:span text:style-name="T5_5">agregar</text:span><text:span text:style-name="T5_6"><text:s/></text:span><text:span text:style-name="T5_7">nuevos</text:span><text:span text:style-name="T5_8"><text:s/></text:span><text:span text:style-name="T5_9">criterios</text:span><text:span text:style-name="T5_10"><text:s/></text:span><text:span text:style-name="T5_11">de</text:span><text:span text:style-name="T5_12"><text:s/></text:span><text:span text:style-name="T5_13">filtro</text:span></text:p>
          </table:table-cell>
          <table:table-cell table:style-name="Cell5">
            <text:p text:style-name="P6"><text:span text:style-name="T6_1">Mayor</text:span></text:p>
            <text:p text:style-name="P7"><text:span text:style-name="T7_1">Lo</text:span><text:span text:style-name="T7_2"><text:s/></text:span><text:span text:style-name="T7_3">que</text:span><text:span text:style-name="T7_4"><text:s/></text:span><text:span text:style-name="T7_5">nos</text:span><text:span text:style-name="T7_6"><text:s/></text:span><text:span text:style-name="T7_7">permite</text:span><text:span text:style-name="T7_8"><text:s/></text:span><text:span text:style-name="T7_9">esta</text:span><text:span text:style-name="T7_10"><text:s/></text:span><text:span text:style-name="T7_11">técnica</text:span><text:span text:style-name="T7_12"><text:s/></text:span><text:span text:style-name="T7_13">es</text:span><text:span text:style-name="T7_14"><text:s/></text:span><text:span text:style-name="T7_15">ir</text:span><text:span text:style-name="T7_16"><text:s/></text:span><text:span text:style-name="T7_17">agregando</text:span><text:span text:style-name="T7_18"><text:s/></text:span><text:span text:style-name="T7_19">comportamiento</text:span><text:span text:style-name="T7_20"><text:s/></text:span><text:span text:style-name="T7_21">a</text:span><text:span text:style-name="T7_22"><text:s/></text:span><text:span text:style-name="T7_23">medida</text:span><text:span text:style-name="T7_24"><text:s/></text:span><text:span text:style-name="T7_25">que</text:span><text:span text:style-name="T7_26"><text:s/></text:span><text:span text:style-name="T7_27">lo</text:span><text:span text:style-name="T7_28"><text:s/></text:span><text:span text:style-name="T7_29">voy</text:span><text:span text:style-name="T7_30"><text:s/></text:span><text:span text:style-name="T7_31">necesitando</text:span><text:span text:style-name="T7_32"><text:s/></text:span><text:span text:style-name="T7_33">y</text:span><text:span text:style-name="T7_34"><text:s/></text:span><text:span text:style-name="T7_35">además</text:span><text:span text:style-name="T7_36"><text:s/></text:span><text:span text:style-name="T7_37">sin</text:span><text:span text:style-name="T7_38"><text:s/></text:span><text:span text:style-name="T7_39">cambiar</text:span><text:span text:style-name="T7_40"><text:s/></text:span><text:span text:style-name="T7_41">ninguna</text:span><text:span text:style-name="T7_42"><text:s/></text:span><text:span text:style-name="T7_43">línea</text:span><text:span text:style-name="T7_44"><text:s/></text:span><text:span text:style-name="T7_45">del</text:span><text:span text:style-name="T7_46"><text:s/></text:span><text:span text:style-name="T7_47">código</text:span><text:span text:style-name="T7_48"><text:s/></text:span><text:span text:style-name="T7_49">original</text:span><text:span text:style-name="T7_50">.</text:span></text:p>
          </table:table-cell>
          <table:table-cell table:style-name="Cell6">
            <text:p text:style-name="P8"><text:span text:style-name="T8_1">Menor</text:span></text:p>
            <text:p text:style-name="P9"><text:span text:style-name="T9_1">Usar</text:span><text:span text:style-name="T9_2"><text:s/></text:span><text:span text:style-name="T9_3">esta</text:span><text:span text:style-name="T9_4"><text:s/></text:span><text:span text:style-name="T9_5">estrategia</text:span><text:span text:style-name="T9_6"><text:s/></text:span><text:span text:style-name="T9_7">implicaría</text:span><text:span text:style-name="T9_8"><text:s/></text:span><text:span text:style-name="T9_9">que</text:span><text:span text:style-name="T9_10"><text:s/></text:span><text:span text:style-name="T9_11">tenga</text:span><text:span text:style-name="T9_12"><text:s/></text:span><text:span text:style-name="T9_13">que</text:span><text:span text:style-name="T9_14"><text:s/></text:span><text:span text:style-name="T9_15">modificar</text:span><text:span text:style-name="T9_16"><text:s/></text:span><text:span text:style-name="T9_17">el</text:span><text:span text:style-name="T9_18"><text:s/></text:span><text:span text:style-name="T9_19">código</text:span><text:span text:style-name="T9_20"><text:s/></text:span><text:span text:style-name="T9_21">original</text:span><text:span text:style-name="T9_22"><text:s/></text:span><text:span text:style-name="T9_23">a</text:span><text:span text:style-name="T9_24"><text:s/></text:span><text:span text:style-name="T9_25">medida</text:span><text:span text:style-name="T9_26"><text:s/></text:span><text:span text:style-name="T9_27">que</text:span><text:span text:style-name="T9_28"><text:s/></text:span><text:span text:style-name="T9_29">voy</text:span><text:span text:style-name="T9_30"><text:s/></text:span><text:span text:style-name="T9_31">agregando</text:span><text:span text:style-name="T9_32"><text:s/></text:span><text:span text:style-name="T9_33">comportamiento</text:span><text:span text:style-name="T9_34">.<text:s/></text:span><text:span text:style-name="T9_35">Si</text:span><text:span text:style-name="T9_36"><text:s/></text:span><text:span text:style-name="T9_37">bien</text:span><text:span text:style-name="T9_38"><text:s/></text:span><text:span text:style-name="T9_39">existen</text:span><text:span text:style-name="T9_40"><text:s/></text:span><text:span text:style-name="T9_41">muchas</text:span><text:span text:style-name="T9_42"><text:s/></text:span><text:span text:style-name="T9_43">alternativas</text:span><text:span text:style-name="T9_44"><text:s/></text:span><text:span text:style-name="T9_45">para</text:span><text:span text:style-name="T9_46"><text:s/></text:span><text:span text:style-name="T9_47">trabajarlo</text:span><text:span text:style-name="T9_48">,<text:s/></text:span><text:span text:style-name="T9_49">cada</text:span><text:span text:style-name="T9_50"><text:s/></text:span><text:span text:style-name="T9_51">una</text:span><text:span text:style-name="T9_52"><text:s/></text:span><text:span text:style-name="T9_53">presenta</text:span><text:span text:style-name="T9_54"><text:s/></text:span><text:span text:style-name="T9_55">una</text:span><text:span text:style-name="T9_56"><text:s/></text:span><text:span text:style-name="T9_57">desventaja</text:span><text:span text:style-name="T9_58">.<text:s/></text:span><text:span text:style-name="T9_59">Quizás</text:span><text:span text:style-name="T9_60"><text:s/></text:span><text:span text:style-name="T9_61">la</text:span><text:span text:style-name="T9_62"><text:s/></text:span><text:span text:style-name="T9_63">solución</text:span><text:span text:style-name="T9_64"><text:s/></text:span><text:span text:style-name="T9_65">más</text:span><text:span text:style-name="T9_66"><text:s/></text:span><text:span text:style-name="T9_67">viable</text:span><text:span text:style-name="T9_68"><text:s/></text:span><text:span text:style-name="T9_69">es</text:span><text:span text:style-name="T9_70"><text:s/></text:span><text:span text:style-name="T9_71">la</text:span><text:span text:style-name="T9_72"><text:s/></text:span><text:span text:style-name="T9_73">ya</text:span><text:span text:style-name="T9_74"><text:s/></text:span><text:span text:style-name="T9_75">conocida</text:span><text:span text:style-name="T9_76"><text:s/></text:span><text:span text:style-name="T9_77">colección</text:span><text:span text:style-name="T9_78"><text:s/></text:span><text:span text:style-name="T9_79">de</text:span><text:span text:style-name="T9_80"><text:s/></text:span><text:span text:style-name="T9_81">objetos</text:span><text:span text:style-name="T9_82">.</text:span></text:p>
          </table:table-cell>
        </table:table-row>
        <table:table-row table:style-name="Row3">
          <table:table-cell table:style-name="Cell7">
            <text:p text:style-name="P10"><text:span text:style-name="T10_1">Posibilidad</text:span><text:span text:style-name="T10_2"><text:s/></text:span><text:span text:style-name="T10_3">de</text:span><text:span text:style-name="T10_4"><text:s/></text:span><text:span text:style-name="T10_5">eliminar</text:span><text:span text:style-name="T10_6"><text:s/></text:span><text:span text:style-name="T10_7">filtros</text:span><text:span text:style-name="T10_8"><text:s/></text:span><text:span text:style-name="T10_9">dinámicamente</text:span></text:p>
          </table:table-cell>
          <table:table-cell table:style-name="Cell8">
            <text:p text:style-name="P11"><text:span text:style-name="T11_1">Menor</text:span></text:p>
            <text:p text:style-name="P12"><text:span text:style-name="T12_1">Para</text:span><text:span text:style-name="T12_2"><text:s/></text:span><text:span text:style-name="T12_3">eliminar</text:span><text:span text:style-name="T12_4"><text:s/></text:span><text:span text:style-name="T12_5">los</text:span><text:span text:style-name="T12_6"><text:s/></text:span><text:span text:style-name="T12_7">filtros</text:span><text:span text:style-name="T12_8"><text:s/></text:span><text:span text:style-name="T12_9">en</text:span><text:span text:style-name="T12_10"><text:s/></text:span><text:span text:style-name="T12_11">este</text:span><text:span text:style-name="T12_12"><text:s/></text:span><text:span text:style-name="T12_13">caso</text:span><text:span text:style-name="T12_14"><text:s/></text:span><text:span text:style-name="T12_15">es</text:span><text:span text:style-name="T12_16"><text:s/></text:span><text:span text:style-name="T12_17">más</text:span><text:span text:style-name="T12_18"><text:s/></text:span><text:span text:style-name="T12_19">complicado</text:span><text:span text:style-name="T12_20"><text:s/></text:span><text:span text:style-name="T12_21">ya</text:span><text:span text:style-name="T12_22"><text:s/></text:span><text:span text:style-name="T12_23">que</text:span><text:span text:style-name="T12_24"><text:s/>“</text:span><text:span text:style-name="T12_25">desdecorar</text:span><text:span text:style-name="T12_26">”<text:s/></text:span><text:span text:style-name="T12_27">el</text:span><text:span text:style-name="T12_28"><text:s/></text:span><text:span text:style-name="T12_29">componente</text:span><text:span text:style-name="T12_30"><text:s/></text:span><text:span text:style-name="T12_31">requiere</text:span><text:span text:style-name="T12_32"><text:s/></text:span><text:span text:style-name="T12_33">conocer</text:span><text:span text:style-name="T12_34"><text:s/></text:span><text:span text:style-name="T12_35">al</text:span><text:span text:style-name="T12_36"><text:s/></text:span><text:span text:style-name="T12_37">decorator</text:span><text:span text:style-name="T12_38"><text:s/></text:span><text:span text:style-name="T12_39">específico</text:span><text:span text:style-name="T12_40"><text:s/>(</text:span><text:span text:style-name="T12_41">la</text:span><text:span text:style-name="T12_42"><text:s/></text:span><text:span text:style-name="T12_43">clase</text:span><text:span text:style-name="T12_44">),<text:s/></text:span><text:span text:style-name="T12_45">por</text:span><text:span text:style-name="T12_46"><text:s/></text:span><text:span text:style-name="T12_47">eso</text:span><text:span text:style-name="T12_48"><text:s/></text:span><text:span text:style-name="T12_49">la</text:span><text:span text:style-name="T12_50"><text:s/></text:span><text:span text:style-name="T12_51">estrategia</text:span><text:span text:style-name="T12_52"><text:s/></text:span><text:span text:style-name="T12_53">consiste</text:span><text:span text:style-name="T12_54"><text:s/></text:span><text:span text:style-name="T12_55">en</text:span><text:span text:style-name="T12_56"><text:s/></text:span><text:span text:style-name="T12_57">tener</text:span><text:span text:style-name="T12_58"><text:s/></text:span><text:span text:style-name="T12_59">el</text:span><text:span text:style-name="T12_60"><text:s/></text:span><text:span text:style-name="T12_61">componente</text:span><text:span text:style-name="T12_62"><text:s/></text:span><text:span text:style-name="T12_63">original</text:span><text:span text:style-name="T12_64"><text:s/></text:span><text:span text:style-name="T12_65">y</text:span><text:span text:style-name="T12_66"><text:s/></text:span><text:span text:style-name="T12_67">agregarle</text:span><text:span text:style-name="T12_68"><text:s/></text:span><text:span text:style-name="T12_69">en</text:span><text:span text:style-name="T12_70"><text:s/></text:span><text:span text:style-name="T12_71">runtime</text:span><text:span text:style-name="T12_72"><text:s/></text:span><text:span text:style-name="T12_73">los</text:span><text:span text:style-name="T12_74"><text:s/></text:span><text:span text:style-name="T12_75">decoradores</text:span><text:span text:style-name="T12_76"><text:s/></text:span><text:span text:style-name="T12_77">que</text:span><text:span text:style-name="T12_78"><text:s/></text:span><text:span text:style-name="T12_79">yo</text:span><text:span text:style-name="T12_80"><text:s/></text:span><text:span text:style-name="T12_81">quiero</text:span><text:span text:style-name="T12_82">.</text:span></text:p>
          </table:table-cell>
          <table:table-cell table:style-name="Cell9">
            <text:p text:style-name="P13"><text:span text:style-name="T13_1">Mayor</text:span></text:p>
            <text:p text:style-name="P14"><text:span text:style-name="T14_1">La</text:span><text:span text:style-name="T14_2"><text:s/></text:span><text:span text:style-name="T14_3">implementación</text:span><text:span text:style-name="T14_4"><text:s/></text:span><text:span text:style-name="T14_5">de</text:span><text:span text:style-name="T14_6"><text:s/></text:span><text:span text:style-name="T14_7">colecciones</text:span><text:span text:style-name="T14_8"><text:s/></text:span><text:span text:style-name="T14_9">para</text:span><text:span text:style-name="T14_10"><text:s/></text:span><text:span text:style-name="T14_11">guardar</text:span><text:span text:style-name="T14_12"><text:s/></text:span><text:span text:style-name="T14_13">los</text:span><text:span text:style-name="T14_14"><text:s/></text:span><text:span text:style-name="T14_15">comportamientos</text:span><text:span text:style-name="T14_16"><text:s/></text:span><text:span text:style-name="T14_17">mencionada</text:span><text:span text:style-name="T14_18"><text:s/></text:span><text:span text:style-name="T14_19">anteriormente</text:span><text:span text:style-name="T14_20"><text:s/></text:span><text:span text:style-name="T14_21">haría</text:span><text:span text:style-name="T14_22"><text:s/></text:span><text:span text:style-name="T14_23">fácil</text:span><text:span text:style-name="T14_24"><text:s/></text:span><text:span text:style-name="T14_25">la</text:span><text:span text:style-name="T14_26"><text:s/></text:span><text:span text:style-name="T14_27">supresión</text:span><text:span text:style-name="T14_28"><text:s/></text:span><text:span text:style-name="T14_29">de</text:span><text:span text:style-name="T14_30"><text:s/></text:span><text:span text:style-name="T14_31">alguno</text:span><text:span text:style-name="T14_32"><text:s/></text:span><text:span text:style-name="T14_33">de</text:span><text:span text:style-name="T14_34"><text:s/></text:span><text:span text:style-name="T14_35">los</text:span><text:span text:style-name="T14_36"><text:s/></text:span><text:span text:style-name="T14_37">filtros</text:span><text:span text:style-name="T14_38">.<text:s/></text:span><text:span text:style-name="T14_39">Bastaría</text:span><text:span text:style-name="T14_40"><text:s/></text:span><text:span text:style-name="T14_41">el</text:span><text:span text:style-name="T14_42"><text:s/></text:span><text:span text:style-name="T14_43">uso</text:span><text:span text:style-name="T14_44"><text:s/></text:span><text:span text:style-name="T14_45">del</text:span><text:span text:style-name="T14_46"><text:s/></text:span><text:span text:style-name="T14_47">método</text:span><text:span text:style-name="T14_48"><text:s/></text:span><text:span text:style-name="T14_49">remove</text:span><text:span text:style-name="T14_50">(</text:span><text:span text:style-name="T14_51">objeto</text:span><text:span text:style-name="T14_52">)<text:s/></text:span><text:span text:style-name="T14_53">y</text:span><text:span text:style-name="T14_54"><text:s/></text:span><text:span text:style-name="T14_55">enviarle</text:span><text:span text:style-name="T14_56"><text:s/></text:span><text:span text:style-name="T14_57">el</text:span><text:span text:style-name="T14_58"><text:s/></text:span><text:span text:style-name="T14_59">filtro</text:span><text:span text:style-name="T14_60"><text:s/></text:span><text:span text:style-name="T14_61">que</text:span><text:span text:style-name="T14_62"><text:s/></text:span><text:span text:style-name="T14_63">quiero</text:span><text:span text:style-name="T14_64"><text:s/></text:span><text:span text:style-name="T14_65">eliminar</text:span><text:span text:style-name="T14_66">.</text:span></text:p>
          </table:table-cell>
        </table:table-row>
        <table:table-row table:style-name="Row4">
          <table:table-cell table:style-name="Cell10">
            <text:p text:style-name="P15"><text:span text:style-name="T15_1">posibilidad</text:span><text:span text:style-name="T15_2"><text:s/></text:span><text:span text:style-name="T15_3">de</text:span><text:span text:style-name="T15_4"><text:s/></text:span><text:span text:style-name="T15_5">intercambiar</text:span><text:span text:style-name="T15_6"><text:s/></text:span><text:span text:style-name="T15_7">el</text:span><text:span text:style-name="T15_8"><text:s/></text:span><text:span text:style-name="T15_9">orden</text:span><text:span text:style-name="T15_10"><text:s/></text:span><text:span text:style-name="T15_11">en</text:span><text:span text:style-name="T15_12"><text:s/></text:span><text:span text:style-name="T15_13">que</text:span><text:span text:style-name="T15_14"><text:s/></text:span><text:span text:style-name="T15_15">se</text:span><text:span text:style-name="T15_16"><text:s/></text:span><text:span text:style-name="T15_17">aplican</text:span><text:span text:style-name="T15_18"><text:s/></text:span><text:span text:style-name="T15_19">los</text:span><text:span text:style-name="T15_20"><text:s/></text:span><text:span text:style-name="T15_21">filtros</text:span><text:span text:style-name="T15_22"><text:s/></text:span><text:span text:style-name="T15_23">o</text:span><text:span text:style-name="T15_24"><text:s/></text:span><text:span text:style-name="T15_25">el</text:span><text:span text:style-name="T15_26"><text:s/></text:span><text:span text:style-name="T15_27">posterior</text:span><text:span text:style-name="T15_28"><text:s/></text:span><text:span text:style-name="T15_29">manejo</text:span><text:span text:style-name="T15_30"><text:s/></text:span><text:span text:style-name="T15_31">de</text:span><text:span text:style-name="T15_32"><text:s/></text:span><text:span text:style-name="T15_33">resultados</text:span></text:p>
          </table:table-cell>
          <table:table-cell table:style-name="Cell11">
            <text:p text:style-name="P16"><text:span text:style-name="T16_1">Mayor</text:span></text:p>
            <text:p text:style-name="P17"><text:span text:style-name="T17_1">Si</text:span><text:span text:style-name="T17_2"><text:s/></text:span><text:span text:style-name="T17_3">todos</text:span><text:span text:style-name="T17_4"><text:s/></text:span><text:span text:style-name="T17_5">los</text:span><text:span text:style-name="T17_6"><text:s/></text:span><text:span text:style-name="T17_7">métodos</text:span><text:span text:style-name="T17_8"><text:s/></text:span><text:span text:style-name="T17_9">tendrían</text:span><text:span text:style-name="T17_10"><text:s/></text:span><text:span text:style-name="T17_11">que</text:span><text:span text:style-name="T17_12"><text:s/></text:span><text:span text:style-name="T17_13">ejecutarse</text:span><text:span text:style-name="T17_14">,<text:s/></text:span><text:span text:style-name="T17_15">el</text:span><text:span text:style-name="T17_16"><text:s/></text:span><text:span text:style-name="T17_17">orden</text:span><text:span text:style-name="T17_18"><text:s/></text:span><text:span text:style-name="T17_19">no</text:span><text:span text:style-name="T17_20"><text:s/></text:span><text:span text:style-name="T17_21">sería</text:span><text:span text:style-name="T17_22"><text:s/></text:span><text:span text:style-name="T17_23">problema</text:span><text:span text:style-name="T17_24"><text:s/></text:span><text:span text:style-name="T17_25">alguno</text:span><text:span text:style-name="T17_26"><text:s/></text:span><text:span text:style-name="T17_27">para</text:span><text:span text:style-name="T17_28"><text:s/></text:span><text:span text:style-name="T17_29">obtener</text:span><text:span text:style-name="T17_30"><text:s/></text:span><text:span text:style-name="T17_31">el</text:span><text:span text:style-name="T17_32"><text:s/></text:span><text:span text:style-name="T17_33">resultado</text:span><text:span text:style-name="T17_34"><text:s/></text:span><text:span text:style-name="T17_35">esperado</text:span><text:span text:style-name="T17_36"><text:s/></text:span><text:span text:style-name="T17_37">ya</text:span><text:span text:style-name="T17_38"><text:s/></text:span><text:span text:style-name="T17_39">que</text:span><text:span text:style-name="T17_40"><text:s/></text:span><text:span text:style-name="T17_41">yo</text:span><text:span text:style-name="T17_42"><text:s/></text:span><text:span text:style-name="T17_43">mismo</text:span><text:span text:style-name="T17_44"><text:s/></text:span><text:span text:style-name="T17_45">me</text:span><text:span text:style-name="T17_46"><text:s/></text:span><text:span text:style-name="T17_47">encargo</text:span><text:span text:style-name="T17_48"><text:s/></text:span><text:span text:style-name="T17_49">de</text:span><text:span text:style-name="T17_50"><text:s/></text:span><text:span text:style-name="T17_51">armar</text:span><text:span text:style-name="T17_52"><text:s/></text:span><text:span text:style-name="T17_53">la</text:span><text:span text:style-name="T17_54"><text:s/></text:span><text:span text:style-name="T17_55">secuencia</text:span><text:span text:style-name="T17_56"><text:s/></text:span><text:span text:style-name="T17_57">en</text:span><text:span text:style-name="T17_58"><text:s/></text:span><text:span text:style-name="T17_59">el</text:span><text:span text:style-name="T17_60"><text:s/></text:span><text:span text:style-name="T17_61">momento</text:span><text:span text:style-name="T17_62">.</text:span></text:p>
          </table:table-cell>
          <table:table-cell table:style-name="Cell12">
            <text:p text:style-name="P18"><text:span text:style-name="T18_1">Menor</text:span></text:p>
            <text:p text:style-name="P19"><text:span text:style-name="T19_1">Si</text:span><text:span text:style-name="T19_2"><text:s/></text:span><text:span text:style-name="T19_3">se</text:span><text:span text:style-name="T19_4"><text:s/></text:span><text:span text:style-name="T19_5">requiere</text:span><text:span text:style-name="T19_6"><text:s/></text:span><text:span text:style-name="T19_7">de</text:span><text:span text:style-name="T19_8"><text:s/></text:span><text:span text:style-name="T19_9">un</text:span><text:span text:style-name="T19_10"><text:s/></text:span><text:span text:style-name="T19_11">orden</text:span><text:span text:style-name="T19_12"><text:s/></text:span><text:span text:style-name="T19_13">de</text:span><text:span text:style-name="T19_14"><text:s/></text:span><text:span text:style-name="T19_15">ejecución</text:span><text:span text:style-name="T19_16"><text:s/></text:span><text:span text:style-name="T19_17">para</text:span><text:span text:style-name="T19_18"><text:s/></text:span><text:span text:style-name="T19_19">el</text:span><text:span text:style-name="T19_20"><text:s/></text:span><text:span text:style-name="T19_21">uso</text:span><text:span text:style-name="T19_22"><text:s/></text:span><text:span text:style-name="T19_23">de</text:span><text:span text:style-name="T19_24"><text:s/></text:span><text:span text:style-name="T19_25">los</text:span><text:span text:style-name="T19_26"><text:s/></text:span><text:span text:style-name="T19_27">filtros</text:span><text:span text:style-name="T19_28">,<text:s/></text:span><text:span text:style-name="T19_29">en</text:span><text:span text:style-name="T19_30"><text:s/></text:span><text:span text:style-name="T19_31">el</text:span><text:span text:style-name="T19_32"><text:s/></text:span><text:span text:style-name="T19_33">uso</text:span><text:span text:style-name="T19_34"><text:s/></text:span><text:span text:style-name="T19_35">de</text:span><text:span text:style-name="T19_36"><text:s/></text:span><text:span text:style-name="T19_37">las</text:span><text:span text:style-name="T19_38"><text:s/></text:span><text:span text:style-name="T19_39">colecciones</text:span><text:span text:style-name="T19_40"><text:s/></text:span><text:span text:style-name="T19_41">uno</text:span><text:span text:style-name="T19_42"><text:s/></text:span><text:span text:style-name="T19_43">ha</text:span><text:span text:style-name="T19_44"><text:s/></text:span><text:span text:style-name="T19_45">de</text:span><text:span text:style-name="T19_46"><text:s/></text:span><text:span text:style-name="T19_47">ser</text:span><text:span text:style-name="T19_48"><text:s/></text:span><text:span text:style-name="T19_49">muy</text:span><text:span text:style-name="T19_50"><text:s/></text:span><text:span text:style-name="T19_51">cauteloso</text:span><text:span text:style-name="T19_52"><text:s/></text:span><text:span text:style-name="T19_53">a</text:span><text:span text:style-name="T19_54"><text:s/></text:span><text:span text:style-name="T19_55">la</text:span><text:span text:style-name="T19_56"><text:s/></text:span><text:span text:style-name="T19_57">hora</text:span><text:span text:style-name="T19_58"><text:s/></text:span><text:span text:style-name="T19_59">de</text:span><text:span text:style-name="T19_60"><text:s/></text:span><text:span text:style-name="T19_61">agregar</text:span><text:span text:style-name="T19_62"><text:s/></text:span><text:span text:style-name="T19_63">los</text:span><text:span text:style-name="T19_64"><text:s/></text:span><text:span text:style-name="T19_65">mismos</text:span><text:span text:style-name="T19_66"><text:s/></text:span><text:span text:style-name="T19_67">ya</text:span><text:span text:style-name="T19_68"><text:s/></text:span><text:span text:style-name="T19_69">que</text:span><text:span text:style-name="T19_70"><text:s/></text:span><text:span text:style-name="T19_71">de</text:span><text:span text:style-name="T19_72"><text:s/></text:span><text:span text:style-name="T19_73">esto</text:span><text:span text:style-name="T19_74"><text:s/></text:span><text:span text:style-name="T19_75">dependerá</text:span><text:span text:style-name="T19_76"><text:s/></text:span><text:span text:style-name="T19_77">no</text:span><text:span text:style-name="T19_78"><text:s/></text:span><text:span text:style-name="T19_79">sólo</text:span><text:span text:style-name="T19_80"><text:s/></text:span><text:span text:style-name="T19_81">su</text:span><text:span text:style-name="T19_82"><text:s/></text:span><text:span text:style-name="T19_83">correcto</text:span><text:span text:style-name="T19_84"><text:s/></text:span><text:span text:style-name="T19_85">funcionamiento</text:span><text:span text:style-name="T19_86">,<text:s/></text:span><text:span text:style-name="T19_87">sino</text:span><text:span text:style-name="T19_88"><text:s/></text:span><text:span text:style-name="T19_89">el</text:span><text:span text:style-name="T19_90"><text:s/></text:span><text:span text:style-name="T19_91">resultado</text:span><text:span text:style-name="T19_92"><text:s/></text:span><text:span text:style-name="T19_93">esperado</text:span><text:span text:style-name="T19_94">.</text:span></text:p>
          </table:table-cell>
        </table:table-row>
        <table:table-row table:style-name="Row5">
          <table:table-cell table:style-name="Cell13">
            <text:p text:style-name="P20"><text:span text:style-name="T20_1">simplicidad</text:span><text:span text:style-name="T20_2"><text:s/></text:span></text:p>
          </table:table-cell>
          <table:table-cell table:style-name="Cell14">
            <text:p text:style-name="P21"><text:span text:style-name="T21_1">Menor</text:span></text:p>
            <text:p text:style-name="P22"><text:span text:style-name="T22_1">Basta</text:span><text:span text:style-name="T22_2"><text:s/></text:span><text:span text:style-name="T22_3">con</text:span><text:span text:style-name="T22_4"><text:s/></text:span><text:span text:style-name="T22_5">el</text:span><text:span text:style-name="T22_6"><text:s/></text:span><text:span text:style-name="T22_7">ver</text:span><text:span text:style-name="T22_8"><text:s/></text:span><text:span text:style-name="T22_9">como</text:span><text:span text:style-name="T22_10"><text:s/></text:span><text:span text:style-name="T22_11">queda</text:span><text:span text:style-name="T22_12"><text:s/></text:span><text:span text:style-name="T22_13">confeccionado</text:span><text:span text:style-name="T22_14"><text:s/></text:span><text:span text:style-name="T22_15">el</text:span><text:span text:style-name="T22_16"><text:s/></text:span><text:span text:style-name="T22_17">diagrama</text:span><text:span text:style-name="T22_18"><text:s/></text:span><text:span text:style-name="T22_19">de</text:span><text:span text:style-name="T22_20"><text:s/></text:span><text:span text:style-name="T22_21">clases</text:span><text:span text:style-name="T22_22">,<text:s/></text:span><text:span text:style-name="T22_23">si</text:span><text:span text:style-name="T22_24"><text:s/></text:span><text:span text:style-name="T22_25">bien</text:span><text:span text:style-name="T22_26"><text:s/></text:span><text:span text:style-name="T22_27">en</text:span><text:span text:style-name="T22_28"><text:s/></text:span><text:span text:style-name="T22_29">un</text:span><text:span text:style-name="T22_30"><text:s/></text:span><text:span text:style-name="T22_31">principio</text:span><text:span text:style-name="T22_32"><text:s/></text:span><text:span text:style-name="T22_33">puede</text:span><text:span text:style-name="T22_34"><text:s/></text:span><text:span text:style-name="T22_35">parecer</text:span><text:span text:style-name="T22_36"><text:s/></text:span><text:span text:style-name="T22_37">entendible</text:span><text:span text:style-name="T22_38"><text:s/>(</text:span><text:span text:style-name="T22_39">ya</text:span><text:span text:style-name="T22_40"><text:s/></text:span><text:span text:style-name="T22_41">que</text:span><text:span text:style-name="T22_42"><text:s/></text:span><text:span text:style-name="T22_43">no</text:span><text:span text:style-name="T22_44"><text:s/></text:span><text:span text:style-name="T22_45">presenta</text:span><text:span text:style-name="T22_46"><text:s/></text:span><text:span text:style-name="T22_47">mucha</text:span><text:span text:style-name="T22_48"><text:s/></text:span><text:span text:style-name="T22_49">complejidad</text:span><text:span text:style-name="T22_50">),<text:s/></text:span><text:span text:style-name="T22_51">al</text:span><text:span text:style-name="T22_52"><text:s/></text:span><text:span text:style-name="T22_53">momento</text:span><text:span text:style-name="T22_54"><text:s/></text:span><text:span text:style-name="T22_55">de</text:span><text:span text:style-name="T22_56"><text:s/></text:span><text:span text:style-name="T22_57">escribir</text:span><text:span text:style-name="T22_58"><text:s/></text:span><text:span text:style-name="T22_59">el</text:span><text:span text:style-name="T22_60"><text:s/></text:span><text:span text:style-name="T22_61">código</text:span><text:span text:style-name="T22_62"><text:s/></text:span><text:span text:style-name="T22_63">se</text:span><text:span text:style-name="T22_64"><text:s/></text:span><text:span text:style-name="T22_65">torna</text:span><text:span text:style-name="T22_66"><text:s/></text:span><text:span text:style-name="T22_67">complicado</text:span><text:span text:style-name="T22_68"><text:s/></text:span><text:span text:style-name="T22_69">y</text:span><text:span text:style-name="T22_70"><text:s/></text:span><text:span text:style-name="T22_71">abstracto</text:span><text:span text:style-name="T22_72"><text:s/></text:span><text:span text:style-name="T22_73">a</text:span><text:span text:style-name="T22_74"><text:s/></text:span><text:span text:style-name="T22_75">la</text:span><text:span text:style-name="T22_76"><text:s/></text:span><text:span text:style-name="T22_77">mente</text:span><text:span text:style-name="T22_78"><text:s/></text:span><text:span text:style-name="T22_79">para</text:span><text:span text:style-name="T22_80"><text:s/></text:span><text:span text:style-name="T22_81">acomodar</text:span><text:span text:style-name="T22_82"><text:s/></text:span><text:span text:style-name="T22_83">todas</text:span><text:span text:style-name="T22_84"><text:s/></text:span><text:span text:style-name="T22_85">las</text:span><text:span text:style-name="T22_86"><text:s/></text:span><text:span text:style-name="T22_87">ideas</text:span><text:span text:style-name="T22_88"><text:s/></text:span><text:span text:style-name="T22_89">que</text:span><text:span text:style-name="T22_90"><text:s/></text:span><text:span text:style-name="T22_91">este</text:span><text:span text:style-name="T22_92"><text:s/></text:span><text:span text:style-name="T22_93">concepto</text:span><text:span text:style-name="T22_94"><text:s/></text:span><text:span text:style-name="T22_95">encierra</text:span><text:span text:style-name="T22_96">.</text:span></text:p>
          </table:table-cell>
          <table:table-cell table:style-name="Cell15">
            <text:p text:style-name="P23"><text:span text:style-name="T23_1">Mayor</text:span></text:p>
            <text:p text:style-name="P24"><text:span text:style-name="T24_1">Es</text:span><text:span text:style-name="T24_2"><text:s/></text:span><text:span text:style-name="T24_3">bastante</text:span><text:span text:style-name="T24_4"><text:s/></text:span><text:span text:style-name="T24_5">más</text:span><text:span text:style-name="T24_6"><text:s/></text:span><text:span text:style-name="T24_7">legible</text:span><text:span text:style-name="T24_8"><text:s/></text:span><text:span text:style-name="T24_9">que</text:span><text:span text:style-name="T24_10"><text:s/></text:span><text:span text:style-name="T24_11">el</text:span><text:span text:style-name="T24_12"><text:s/></text:span><text:span text:style-name="T24_13">uso</text:span><text:span text:style-name="T24_14"><text:s/></text:span><text:span text:style-name="T24_15">de</text:span><text:span text:style-name="T24_16"><text:s/></text:span><text:span text:style-name="T24_17">decorator</text:span><text:span text:style-name="T24_18">,<text:s/></text:span><text:span text:style-name="T24_19">ya</text:span><text:span text:style-name="T24_20"><text:s/></text:span><text:span text:style-name="T24_21">que</text:span><text:span text:style-name="T24_22"><text:s/></text:span><text:span text:style-name="T24_23">la</text:span><text:span text:style-name="T24_24"><text:s/></text:span><text:span text:style-name="T24_25">perspectiva</text:span><text:span text:style-name="T24_26"><text:s/></text:span><text:span text:style-name="T24_27">del</text:span><text:span text:style-name="T24_28"><text:s/></text:span><text:span text:style-name="T24_29">diseño</text:span><text:span text:style-name="T24_30"><text:s/></text:span><text:span text:style-name="T24_31">es</text:span><text:span text:style-name="T24_32"><text:s/></text:span><text:span text:style-name="T24_33">más</text:span><text:span text:style-name="T24_34"><text:s/></text:span><text:span text:style-name="T24_35">simple</text:span><text:span text:style-name="T24_36"><text:s/></text:span><text:span text:style-name="T24_37">y</text:span><text:span text:style-name="T24_38"><text:s/></text:span><text:span text:style-name="T24_39">se</text:span><text:span text:style-name="T24_40"><text:s/></text:span><text:span text:style-name="T24_41">acomoda</text:span><text:span text:style-name="T24_42"><text:s/></text:span><text:span text:style-name="T24_43">a</text:span><text:span text:style-name="T24_44"><text:s/></text:span><text:span text:style-name="T24_45">la</text:span><text:span text:style-name="T24_46"><text:s/></text:span><text:span text:style-name="T24_47">forma</text:span><text:span text:style-name="T24_48"><text:s/></text:span><text:span text:style-name="T24_49">en</text:span><text:span text:style-name="T24_50"><text:s/></text:span><text:span text:style-name="T24_51">la</text:span><text:span text:style-name="T24_52"><text:s/></text:span><text:span text:style-name="T24_53">que</text:span><text:span text:style-name="T24_54"><text:s/></text:span><text:span text:style-name="T24_55">el</text:span><text:span text:style-name="T24_56"><text:s/></text:span><text:span text:style-name="T24_57">ser</text:span><text:span text:style-name="T24_58"><text:s/></text:span><text:span text:style-name="T24_59">humano</text:span><text:span text:style-name="T24_60"><text:s/></text:span><text:span text:style-name="T24_61">está</text:span><text:span text:style-name="T24_62"><text:s/></text:span><text:span text:style-name="T24_63">acostumbrado</text:span><text:span text:style-name="T24_64"><text:s/></text:span><text:span text:style-name="T24_65">a</text:span><text:span text:style-name="T24_66"><text:s/></text:span><text:span text:style-name="T24_67">pensar</text:span><text:span text:style-name="T24_68">,<text:s/></text:span><text:span text:style-name="T24_69">desde</text:span><text:span text:style-name="T24_70"><text:s/></text:span><text:span text:style-name="T24_71">el</text:span><text:span text:style-name="T24_72"><text:s/></text:span><text:span text:style-name="T24_73">objeto</text:span><text:span text:style-name="T24_74"><text:s/></text:span><text:span text:style-name="T24_75">de</text:span><text:span text:style-name="T24_76"><text:s/></text:span><text:span text:style-name="T24_77">la</text:span><text:span text:style-name="T24_78"><text:s/></text:span><text:span text:style-name="T24_79">clase</text:span><text:span text:style-name="T24_80"><text:s/></text:span><text:span text:style-name="T24_81">hacia</text:span><text:span text:style-name="T24_82"><text:s/></text:span><text:span text:style-name="T24_83">adentro</text:span><text:span text:style-name="T24_84"><text:s/></text:span><text:span text:style-name="T24_85">y</text:span><text:span text:style-name="T24_86"><text:s/></text:span><text:span text:style-name="T24_87">no</text:span><text:span text:style-name="T24_88"><text:s/></text:span><text:span text:style-name="T24_89">agregando</text:span><text:span text:style-name="T24_90"><text:s/>“</text:span><text:span text:style-name="T24_91">pieles</text:span><text:span text:style-name="T24_92">”<text:s/></text:span><text:span text:style-name="T24_93">desde</text:span><text:span text:style-name="T24_94"><text:s/></text:span><text:span text:style-name="T24_95">el</text:span><text:span text:style-name="T24_96"><text:s/></text:span><text:span text:style-name="T24_97">objeto</text:span><text:span text:style-name="T24_98"><text:s/></text:span><text:span text:style-name="T24_99">hacia</text:span><text:span text:style-name="T24_100"><text:s/></text:span><text:span text:style-name="T24_101">afuera</text:span><text:span text:style-name="T24_102">.</text:span></text:p>
          </table:table-cell>
        </table:table-row>
        <table:table-row table:style-name="Row6">
          <table:table-cell table:style-name="Cell16">
            <text:p text:style-name="P25"><text:span text:style-name="T25_1">cohesión</text:span><text:span text:style-name="T25_2"><text:s/></text:span><text:span text:style-name="T25_3">o</text:span><text:span text:style-name="T25_4"><text:s/></text:span><text:span text:style-name="T25_5">cuántos</text:span><text:span text:style-name="T25_6"><text:s/></text:span><text:span text:style-name="T25_7">objetivos</text:span><text:span text:style-name="T25_8"><text:s/></text:span><text:span text:style-name="T25_9">resuelve</text:span><text:span text:style-name="T25_10"><text:s/></text:span><text:span text:style-name="T25_11">el</text:span><text:span text:style-name="T25_12"><text:s/></text:span><text:span text:style-name="T25_13">componente</text:span><text:span text:style-name="T25_14"><text:s/></text:span><text:span text:style-name="T25_15">desarrollado</text:span></text:p>
          </table:table-cell>
          <table:table-cell table:style-name="Cell17">
            <text:p text:style-name="P26"><text:span text:style-name="T26_1">Menor</text:span></text:p>
            <text:p text:style-name="P27"><text:span text:style-name="T27_1">La</text:span><text:span text:style-name="T27_2"><text:s/></text:span><text:span text:style-name="T27_3">desventaja</text:span><text:span text:style-name="T27_4"><text:s/></text:span><text:span text:style-name="T27_5">de</text:span><text:span text:style-name="T27_6"><text:s/></text:span><text:span text:style-name="T27_7">esta</text:span><text:span text:style-name="T27_8"><text:s/></text:span><text:span text:style-name="T27_9">solución</text:span><text:span text:style-name="T27_10"><text:s/></text:span><text:span text:style-name="T27_11">es</text:span><text:span text:style-name="T27_12"><text:s/></text:span><text:span text:style-name="T27_13">que</text:span><text:span text:style-name="T27_14"><text:s/></text:span><text:span text:style-name="T27_15">me</text:span><text:span text:style-name="T27_16"><text:s/></text:span><text:span text:style-name="T27_17">obliga</text:span><text:span text:style-name="T27_18"><text:s/></text:span><text:span text:style-name="T27_19">a</text:span><text:span text:style-name="T27_20"><text:s/></text:span><text:span text:style-name="T27_21">respetar</text:span><text:span text:style-name="T27_22"><text:s/></text:span><text:span text:style-name="T27_23">la</text:span><text:span text:style-name="T27_24"><text:s/></text:span><text:span text:style-name="T27_25">misma</text:span><text:span text:style-name="T27_26"><text:s/></text:span><text:span text:style-name="T27_27">interfaz</text:span><text:span text:style-name="T27_28"><text:s/></text:span><text:span text:style-name="T27_29">que</text:span><text:span text:style-name="T27_30"><text:s/></text:span><text:span text:style-name="T27_31">el</text:span><text:span text:style-name="T27_32"><text:s/></text:span><text:span text:style-name="T27_33">objeto</text:span><text:span text:style-name="T27_34"><text:s/></text:span><text:span text:style-name="T27_35">decorado</text:span><text:span text:style-name="T27_36"><text:s/></text:span><text:span text:style-name="T27_37">y</text:span><text:span text:style-name="T27_38"><text:s/></text:span><text:span text:style-name="T27_39">por</text:span><text:span text:style-name="T27_40"><text:s/></text:span><text:span text:style-name="T27_41">ende</text:span><text:span text:style-name="T27_42"><text:s/></text:span><text:span text:style-name="T27_43">tener</text:span><text:span text:style-name="T27_44"><text:s/></text:span><text:span text:style-name="T27_45">que</text:span><text:span text:style-name="T27_46"><text:s/></text:span><text:span text:style-name="T27_47">implementar</text:span><text:span text:style-name="T27_48"><text:s/></text:span><text:span text:style-name="T27_49">todos</text:span><text:span text:style-name="T27_50"><text:s/></text:span><text:span text:style-name="T27_51">los</text:span><text:span text:style-name="T27_52"><text:s/></text:span><text:span text:style-name="T27_53">métodos</text:span><text:span text:style-name="T27_54"><text:s/></text:span><text:span text:style-name="T27_55">obligatoriamente</text:span><text:span text:style-name="T27_56"><text:s/></text:span><text:span text:style-name="T27_57">aunque</text:span><text:span text:style-name="T27_58"><text:s/></text:span><text:span text:style-name="T27_59">algunos</text:span><text:span text:style-name="T27_60"><text:s/></text:span><text:span text:style-name="T27_61">no</text:span><text:span text:style-name="T27_62"><text:s/></text:span><text:span text:style-name="T27_63">sean</text:span><text:span text:style-name="T27_64"><text:s/></text:span><text:span text:style-name="T27_65">usados</text:span><text:span text:style-name="T27_66">.<text:s/></text:span><text:span text:style-name="T27_67">Un</text:span><text:span text:style-name="T27_68"><text:s/></text:span><text:span text:style-name="T27_69">posible</text:span><text:span text:style-name="T27_70"><text:s/></text:span><text:span text:style-name="T27_71">arreglo</text:span><text:span text:style-name="T27_72"><text:s/></text:span><text:span text:style-name="T27_73">puede</text:span><text:span text:style-name="T27_74"><text:s/></text:span><text:span text:style-name="T27_75">ser</text:span><text:span text:style-name="T27_76"><text:s/></text:span><text:span text:style-name="T27_77">delegando</text:span><text:span text:style-name="T27_78"><text:s/></text:span><text:span text:style-name="T27_79">la</text:span><text:span text:style-name="T27_80"><text:s/></text:span><text:span text:style-name="T27_81">responsabilidad</text:span><text:span text:style-name="T27_82"><text:s/></text:span><text:span text:style-name="T27_83">a</text:span><text:span text:style-name="T27_84"><text:s/></text:span><text:span text:style-name="T27_85">la</text:span><text:span text:style-name="T27_86"><text:s/></text:span><text:span text:style-name="T27_87">clase</text:span><text:span text:style-name="T27_88"><text:s/></text:span><text:span text:style-name="T27_89">que</text:span><text:span text:style-name="T27_90"><text:s/></text:span><text:span text:style-name="T27_91">si</text:span><text:span text:style-name="T27_92"><text:s/></text:span><text:span text:style-name="T27_93">le</text:span><text:span text:style-name="T27_94"><text:s/></text:span><text:span text:style-name="T27_95">corresponde</text:span><text:span text:style-name="T27_96">.</text:span></text:p>
          </table:table-cell>
          <table:table-cell table:style-name="Cell18">
            <text:p text:style-name="P28"><text:span text:style-name="T28_1">Mayor</text:span></text:p>
            <text:p text:style-name="P29"><text:span text:style-name="T29_1">Existe</text:span><text:span text:style-name="T29_2"><text:s/></text:span><text:span text:style-name="T29_3">una</text:span><text:span text:style-name="T29_4"><text:s/></text:span><text:span text:style-name="T29_5">mayor</text:span><text:span text:style-name="T29_6"><text:s/></text:span><text:span text:style-name="T29_7">libertad</text:span><text:span text:style-name="T29_8"><text:s/></text:span><text:span text:style-name="T29_9">para</text:span><text:span text:style-name="T29_10"><text:s/></text:span><text:span text:style-name="T29_11">diseñar</text:span><text:span text:style-name="T29_12"><text:s/></text:span><text:span text:style-name="T29_13">las</text:span><text:span text:style-name="T29_14"><text:s/></text:span><text:span text:style-name="T29_15">clases</text:span><text:span text:style-name="T29_16"><text:s/></text:span><text:span text:style-name="T29_17">con</text:span><text:span text:style-name="T29_18"><text:s/></text:span><text:span text:style-name="T29_19">las</text:span><text:span text:style-name="T29_20"><text:s/></text:span><text:span text:style-name="T29_21">interfaces</text:span><text:span text:style-name="T29_22"><text:s/></text:span><text:span text:style-name="T29_23">o</text:span><text:span text:style-name="T29_24"><text:s/></text:span><text:span text:style-name="T29_25">superclases</text:span><text:span text:style-name="T29_26"><text:s/></text:span><text:span text:style-name="T29_27">correspondientes</text:span><text:span text:style-name="T29_28">,<text:s/></text:span><text:span text:style-name="T29_29">sin</text:span><text:span text:style-name="T29_30"><text:s/></text:span><text:span text:style-name="T29_31">la</text:span><text:span text:style-name="T29_32"><text:s/></text:span><text:span text:style-name="T29_33">necesidad</text:span><text:span text:style-name="T29_34"><text:s/></text:span><text:span text:style-name="T29_35">de</text:span><text:span text:style-name="T29_36"><text:s/></text:span><text:span text:style-name="T29_37">agregar</text:span><text:span text:style-name="T29_38"><text:s/></text:span><text:span text:style-name="T29_39">comportamientos</text:span><text:span text:style-name="T29_40"><text:s/></text:span><text:span text:style-name="T29_41">o</text:span><text:span text:style-name="T29_42"><text:s/></text:span><text:span text:style-name="T29_43">asignar</text:span><text:span text:style-name="T29_44"><text:s/></text:span><text:span text:style-name="T29_45">responsabilidades</text:span><text:span text:style-name="T29_46"><text:s/></text:span><text:span text:style-name="T29_47">que</text:span><text:span text:style-name="T29_48"><text:s/></text:span><text:span text:style-name="T29_49">no</text:span><text:span text:style-name="T29_50"><text:s/></text:span><text:span text:style-name="T29_51">les</text:span><text:span text:style-name="T29_52"><text:s/></text:span><text:span text:style-name="T29_53">correspondan</text:span><text:span text:style-name="T29_54">.</text:span></text:p>
          </table:table-cell>
        </table:table-row>
        <table:table-row table:style-name="Row7">
          <table:table-cell table:style-name="Cell19">
            <text:p text:style-name="P30"><text:span text:style-name="T30_1">mantenibilidad</text:span></text:p>
          </table:table-cell>
          <table:table-cell table:style-name="Cell20">
            <text:p text:style-name="P31"><text:span text:style-name="T31_1">Mayor</text:span></text:p>
            <text:p text:style-name="P32"><text:span text:style-name="T32_1">Desde</text:span><text:span text:style-name="T32_2"><text:s/></text:span><text:span text:style-name="T32_3">el</text:span><text:span text:style-name="T32_4"><text:s/></text:span><text:span text:style-name="T32_5">punto</text:span><text:span text:style-name="T32_6"><text:s/></text:span><text:span text:style-name="T32_7">de</text:span><text:span text:style-name="T32_8"><text:s/></text:span><text:span text:style-name="T32_9">vista</text:span><text:span text:style-name="T32_10"><text:s/></text:span><text:span text:style-name="T32_11">de</text:span><text:span text:style-name="T32_12"><text:s/></text:span><text:span text:style-name="T32_13">costos</text:span><text:span text:style-name="T32_14">,<text:s/></text:span><text:span text:style-name="T32_15">es</text:span><text:span text:style-name="T32_16"><text:s/></text:span><text:span text:style-name="T32_17">mucho</text:span><text:span text:style-name="T32_18"><text:s/></text:span><text:span text:style-name="T32_19">más</text:span><text:span text:style-name="T32_20"><text:s/></text:span><text:span text:style-name="T32_21">mantenible</text:span><text:span text:style-name="T32_22"><text:s/></text:span><text:span text:style-name="T32_23">ya</text:span><text:span text:style-name="T32_24"><text:s/></text:span><text:span text:style-name="T32_25">que</text:span><text:span text:style-name="T32_26"><text:s/></text:span><text:span text:style-name="T32_27">no</text:span><text:span text:style-name="T32_28"><text:s/></text:span><text:span text:style-name="T32_29">requiere</text:span><text:span text:style-name="T32_30"><text:s/></text:span><text:span text:style-name="T32_31">que</text:span><text:span text:style-name="T32_32"><text:s/></text:span><text:span text:style-name="T32_33">modifique</text:span><text:span text:style-name="T32_34"><text:s/></text:span><text:span text:style-name="T32_35">sobre</text:span><text:span text:style-name="T32_36"><text:s/></text:span><text:span text:style-name="T32_37">lo</text:span><text:span text:style-name="T32_38"><text:s/></text:span><text:span text:style-name="T32_39">ya</text:span><text:span text:style-name="T32_40"><text:s/></text:span><text:span text:style-name="T32_41">trabajado</text:span><text:span text:style-name="T32_42"><text:s/></text:span><text:span text:style-name="T32_43">y</text:span><text:span text:style-name="T32_44"><text:s/></text:span><text:span text:style-name="T32_45">le</text:span><text:span text:style-name="T32_46"><text:s/></text:span><text:span text:style-name="T32_47">pueda</text:span><text:span text:style-name="T32_48"><text:s/></text:span><text:span text:style-name="T32_49">dar</text:span><text:span text:style-name="T32_50"><text:s/></text:span><text:span text:style-name="T32_51">una</text:span><text:span text:style-name="T32_52"><text:s/></text:span><text:span text:style-name="T32_53">continuidad</text:span><text:span text:style-name="T32_54"><text:s/></text:span><text:span text:style-name="T32_55">sin</text:span><text:span text:style-name="T32_56"><text:s/></text:span><text:span text:style-name="T32_57">tener</text:span><text:span text:style-name="T32_58"><text:s/></text:span><text:span text:style-name="T32_59">que</text:span><text:span text:style-name="T32_60"><text:s/></text:span><text:span text:style-name="T32_61">comprometer</text:span><text:span text:style-name="T32_62"><text:s/></text:span><text:span text:style-name="T32_63">el</text:span><text:span text:style-name="T32_64"><text:s/></text:span><text:span text:style-name="T32_65">resto</text:span><text:span text:style-name="T32_66"><text:s/></text:span><text:span text:style-name="T32_67">del</text:span><text:span text:style-name="T32_68"><text:s/></text:span><text:span text:style-name="T32_69">código</text:span><text:span text:style-name="T32_70"><text:s/></text:span><text:span text:style-name="T32_71">o</text:span><text:span text:style-name="T32_72"><text:s/></text:span><text:span text:style-name="T32_73">hacerlo</text:span><text:span text:style-name="T32_74"><text:s/></text:span><text:span text:style-name="T32_75">pero</text:span><text:span text:style-name="T32_76"><text:s/></text:span><text:span text:style-name="T32_77">en</text:span><text:span text:style-name="T32_78"><text:s/></text:span><text:span text:style-name="T32_79">menor</text:span><text:span text:style-name="T32_80"><text:s/></text:span><text:span text:style-name="T32_81">escala</text:span><text:span text:style-name="T32_82">.<text:s/></text:span><text:span text:style-name="T32_83">También</text:span><text:span text:style-name="T32_84"><text:s/></text:span><text:span text:style-name="T32_85">es</text:span><text:span text:style-name="T32_86"><text:s/></text:span><text:span text:style-name="T32_87">extensible</text:span><text:span text:style-name="T32_88"><text:s/></text:span><text:span text:style-name="T32_89">por</text:span><text:span text:style-name="T32_90"><text:s/></text:span><text:span text:style-name="T32_91">los</text:span><text:span text:style-name="T32_92"><text:s/></text:span><text:span text:style-name="T32_93">motivos</text:span><text:span text:style-name="T32_94"><text:s/></text:span><text:span text:style-name="T32_95">ya</text:span><text:span text:style-name="T32_96"><text:s/></text:span><text:span text:style-name="T32_97">mencionados</text:span><text:span text:style-name="T32_98">.</text:span></text:p>
          </table:table-cell>
          <table:table-cell table:style-name="Cell21">
            <text:p text:style-name="P33"><text:span text:style-name="T33_1">Menor</text:span></text:p>
            <text:p text:style-name="P34"><text:span text:style-name="T34_1">En</text:span><text:span text:style-name="T34_2"><text:s/></text:span><text:span text:style-name="T34_3">base</text:span><text:span text:style-name="T34_4"><text:s/></text:span><text:span text:style-name="T34_5">a</text:span><text:span text:style-name="T34_6"><text:s/></text:span><text:span text:style-name="T34_7">los</text:span><text:span text:style-name="T34_8"><text:s/></text:span><text:span text:style-name="T34_9">ejemplos</text:span><text:span text:style-name="T34_10"><text:s/></text:span><text:span text:style-name="T34_11">ya</text:span><text:span text:style-name="T34_12"><text:s/></text:span><text:span text:style-name="T34_13">presentados</text:span><text:span text:style-name="T34_14">,<text:s/></text:span><text:span text:style-name="T34_15">podemos</text:span><text:span text:style-name="T34_16"><text:s/></text:span><text:span text:style-name="T34_17">observar</text:span><text:span text:style-name="T34_18"><text:s/></text:span><text:span text:style-name="T34_19">que</text:span><text:span text:style-name="T34_20"><text:s/></text:span><text:span text:style-name="T34_21">esta</text:span><text:span text:style-name="T34_22"><text:s/></text:span><text:span text:style-name="T34_23">alternativa</text:span><text:span text:style-name="T34_24"><text:s/></text:span><text:span text:style-name="T34_25">requiere</text:span><text:span text:style-name="T34_26"><text:s/></text:span><text:span text:style-name="T34_27">de</text:span><text:span text:style-name="T34_28"><text:s/></text:span><text:span text:style-name="T34_29">un</text:span><text:span text:style-name="T34_30"><text:s/></text:span><text:span text:style-name="T34_31">acoplamiento</text:span><text:span text:style-name="T34_32"><text:s/></text:span><text:span text:style-name="T34_33">en</text:span><text:span text:style-name="T34_34"><text:s/></text:span><text:span text:style-name="T34_35">algunos</text:span><text:span text:style-name="T34_36"><text:s/></text:span><text:span text:style-name="T34_37">casos</text:span><text:span text:style-name="T34_38"><text:s/>(</text:span><text:span text:style-name="T34_39">en</text:span><text:span text:style-name="T34_40"><text:s/></text:span><text:span text:style-name="T34_41">menor</text:span><text:span text:style-name="T34_42"><text:s/></text:span><text:span text:style-name="T34_43">o</text:span><text:span text:style-name="T34_44"><text:s/></text:span><text:span text:style-name="T34_45">mayor</text:span><text:span text:style-name="T34_46"><text:s/></text:span><text:span text:style-name="T34_47">medida</text:span><text:span text:style-name="T34_48">,<text:s/></text:span><text:span text:style-name="T34_49">pero</text:span><text:span text:style-name="T34_50"><text:s/></text:span><text:span text:style-name="T34_51">siempre</text:span><text:span text:style-name="T34_52"><text:s/></text:span><text:span text:style-name="T34_53">trataremos</text:span><text:span text:style-name="T34_54"><text:s/></text:span><text:span text:style-name="T34_55">de</text:span><text:span text:style-name="T34_56"><text:s/></text:span><text:span text:style-name="T34_57">que</text:span><text:span text:style-name="T34_58"><text:s/></text:span><text:span text:style-name="T34_59">no</text:span><text:span text:style-name="T34_60"><text:s/></text:span><text:span text:style-name="T34_61">exista</text:span><text:span text:style-name="T34_62">),<text:s/></text:span><text:span text:style-name="T34_63">es</text:span><text:span text:style-name="T34_64"><text:s/></text:span><text:span text:style-name="T34_65">decir</text:span><text:span text:style-name="T34_66"><text:s/></text:span><text:span text:style-name="T34_67">que</text:span><text:span text:style-name="T34_68"><text:s/></text:span><text:span text:style-name="T34_69">unas</text:span><text:span text:style-name="T34_70"><text:s/></text:span><text:span text:style-name="T34_71">clases</text:span><text:span text:style-name="T34_72"><text:s/></text:span><text:span text:style-name="T34_73">dependan</text:span><text:span text:style-name="T34_74"><text:s/></text:span><text:span text:style-name="T34_75">de</text:span><text:span text:style-name="T34_76"><text:s/></text:span><text:span text:style-name="T34_77">otras</text:span><text:span text:style-name="T34_78"><text:s/></text:span><text:span text:style-name="T34_79">y</text:span><text:span text:style-name="T34_80"><text:s/></text:span><text:span text:style-name="T34_81">por</text:span><text:span text:style-name="T34_82"><text:s/></text:span><text:span text:style-name="T34_83">ende</text:span><text:span text:style-name="T34_84"><text:s/></text:span><text:span text:style-name="T34_85">tener</text:span><text:span text:style-name="T34_86"><text:s/></text:span><text:span text:style-name="T34_87">que</text:span><text:span text:style-name="T34_88"><text:s/></text:span><text:span text:style-name="T34_89">modificarlas</text:span><text:span text:style-name="T34_90"><text:s/></text:span><text:span text:style-name="T34_91">si</text:span><text:span text:style-name="T34_92"><text:s/></text:span><text:span text:style-name="T34_93">así</text:span><text:span text:style-name="T34_94"><text:s/></text:span><text:span text:style-name="T34_95">lo</text:span><text:span text:style-name="T34_96"><text:s/></text:span><text:span text:style-name="T34_97">requiere</text:span><text:span text:style-name="T34_98"><text:s/></text:span><text:span text:style-name="T34_99">nuestro</text:span><text:span text:style-name="T34_100"><text:s/></text:span><text:span text:style-name="T34_101">nuevo</text:span><text:span text:style-name="T34_102"><text:s/></text:span><text:span text:style-name="T34_103">diseño</text:span><text:span text:style-name="T34_104">.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